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软雅黑" style:font-name-asian="微软雅黑" style:font-name-complex="微软雅黑" fo:font-size="15pt" style:font-size-asian="15pt" style:font-size-complex="15pt" style:font-family-generic="swiss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2.407708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2">
            <text:p>名称</text:p>
          </table:table-cell>
          <table:table-cell office:value-type="string" table:style-name="ce2">
            <text:p>数量</text:p>
          </table:table-cell>
          <table:table-cell office:value-type="string" table:style-name="ce2">
            <text:p>单位</text:p>
          </table:table-cell>
          <table:table-cell office:value-type="string" table:style-name="ce2">
            <text:p>说明</text:p>
          </table:table-cell>
          <table:table-cell office:value-type="string" table:style-name="ce2">
            <text:p>状态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欧姆龙G2R-1-E-12VDC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个</text:p>
          </table:table-cell>
          <table:table-cell office:value-type="string" table:style-name="ce2">
            <text:p>继电器</text:p>
          </table:table-cell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国标1.5平方硬线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awg硅胶线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1508管型端子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1008管型端子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3*8六角双通铜柱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个</text:p>
          </table:table-cell>
          <table:table-cell office:value-type="string" table:style-name="ce2">
            <text:p>可用m3*10/12/14代替</text:p>
          </table:table-cell>
          <table:table-cell office:value-type="string" table:style-name="ce2">
            <text:p>检查库存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3*5梅花扁头螺丝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个</text:p>
          </table:table-cell>
          <table:table-cell table:style-name="ce2"/>
          <table:table-cell office:value-type="string" table:style-name="ce2">
            <text:p>待购买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mm热缩管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检查库存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mm热缩管</text:p>
          </table:table-cell>
          <table:table-cell table:style-name="ce2"/>
          <table:table-cell office:value-type="string" table:style-name="ce2">
            <text:p>米</text:p>
          </table:table-cell>
          <table:table-cell table:style-name="ce2"/>
          <table:table-cell office:value-type="string" table:style-name="ce2">
            <text:p>检查库存</text:p>
          </table:table-cell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微软雅黑" svg:font-family="微软雅黑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86151</dc:creator>
    <dc:date>2023-07-20T14:54:52Z</dc:date>
    <meta:editing-cycles>13</meta:editing-cycles>
    <meta:editing-duration>PT684S</meta:editing-duration>
  </office:meta>
</office:document-meta>
</file>